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67000009699A50FA89.svm"/>
  <manifest:file-entry manifest:media-type="" manifest:full-path="Pictures/20000007000070C30000512386D27005.svm"/>
  <manifest:file-entry manifest:media-type="" manifest:full-path="Pictures/2000000700005F310000518D9A65CA66.svm"/>
  <manifest:file-entry manifest:media-type="" manifest:full-path="Pictures/20000007000078B70000358A2A67717D.svm"/>
  <manifest:file-entry manifest:media-type="" manifest:full-path="Pictures/2000000700007D930000480A6B4DD80D.svm"/>
  <manifest:file-entry manifest:media-type="" manifest:full-path="Pictures/2000000700007921000035DAC7FF719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normal"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4</text:p>
      <text:p text:style-name="P1">Inter-networking devices</text:p>
      <text:p text:style-name="P5"/>
      <text:p text:style-name="P5"/>
      <text:p text:style-name="P5"/>
      <text:p text:style-name="P3">Le hub</text:p>
      <text:p text:style-name="P6"/>
      <text:p text:style-name="P6"><draw:frame draw:style-name="fr1" draw:name="images1" text:anchor-type="paragraph" svg:width="15.15cm" svg:height="8.691cm" draw:z-index="0"><draw:image xlink:href="Pictures/2000000700007D930000480A6B4DD80D.svm" xlink:type="simple" xlink:show="embed" xlink:actuate="onLoad"/></draw:frame></text:p>
      <text:p text:style-name="P6">Cet appareil n'est pas intelligent dans le sens où il n'a aucun hardware, un hub, lorsqu'il reçoit des données, les transmet à tous les autres appareils connectés à ce même hub (seul l'appareil destinataire les utilise, mais puisque le hub n'a pas de moyen de connaître ce destinataire, il envoie les données à tout le monde).</text:p>
      <text:p text:style-name="P6"/>
      <text:p text:style-name="P6">De même, un hub n'a que 1 <text:span text:style-name="T1">collision domain</text:span><text:span text:style-name="T3">, ce qui veut dire que si un appareil essaie d'envoyer des données au travers du hub en même temps qu'un autre appareil, les données seront corrompues. De même, le hub n'a qu'un seul broadcast domain, il envoie toutes ses données à tous les appareils connectés, et ne fait pas autrement.</text:span></text:p>
      <text:p text:style-name="P6"><text:span text:style-name="T3">NOTE : les hubs peuvent être considérés comme layer 1 (Physical) sur le modèle OSI, car ils ne font que retransmettre des signaux électriques qu'ils reçoivent.</text:span></text:p>
      <text:p text:style-name="P6"><text:span text:style-name="T3"/></text:p>
      <text:p text:style-name="P3"><text:span text:style-name="T3">Switch</text:span></text:p>
      <text:p text:style-name="P6"><text:span text:style-name="T3"/></text:p>
      <text:p text:style-name="P6"><draw:frame draw:style-name="fr1" draw:name="images2" text:anchor-type="paragraph" svg:width="14.019cm" svg:height="6.232cm" draw:z-index="1"><draw:image xlink:href="Pictures/2000000700007921000035DAC7FF719C.svm" xlink:type="simple" xlink:show="embed" xlink:actuate="onLoad"/></draw:frame><text:span text:style-name="T3"/></text:p>
      <text:p text:style-name="P6"><text:soft-page-break/><text:span text:style-name="T3">La switch est un appareil intelligent, dans le sens où elle contient du hardware, plus précisément ASIC (application specific integration circuitry), du hardware spécifiquement designé pour les switchs.</text:span></text:p>
      <text:p text:style-name="P6"><text:span text:style-name="T3"/></text:p>
      <text:p text:style-name="P6"><text:span text:style-name="T3">Ce que va lui permettre de faire ce hardware, c'est de stocker les adresses MAC (CAM table). Un switch va en effet récupérer puis stocker les adresses MAC de tous les appareils qui y sont connectés. Ensuite, si un appareil tente de communiquer avec un autre appareil (en précisant son adresse MAC dans une frame donc), le switch va lire la frame, et uniquement envoyer ces données à l'appareil destinataire dont il connaît l'adresse MAC.</text:span></text:p>
      <text:p text:style-name="P6"><text:span text:style-name="T3"/></text:p>
      <text:p text:style-name="P6"><text:span text:style-name="T3">C'est pourquoi un switch a autant de </text:span><text:span text:style-name="T1">collision domain </text:span><text:span text:style-name="T3">que de ports, si notre switch a 24 ports, il a également 24 collision domain (en effet, recevoir des données de l'appareil A et les envoyer à l'appareil B ne l'empêchera pas de recevoir des données de l'appareil C et de les envoyer à l'appareil D en même temps, etc...).</text:span></text:p>
      <text:p text:style-name="P6"><text:span text:style-name="T3"/></text:p>
      <text:p text:style-name="P6"><text:span text:style-name="T3">Une switch n'a qu'un seul broadcast domain (tous les appareils qui y sont connectés).</text:span></text:p>
      <text:p text:style-name="P6"><text:span text:style-name="T3">Une switch opère à la layer 2 (Data Link) car elle récupère les informations de cette couche pour rediriger les paquets.</text:span></text:p>
      <text:p text:style-name="P6"><text:span text:style-name="T3"/></text:p>
      <text:p text:style-name="P3"><text:span text:style-name="T3">Le routeur</text:span></text:p>
      <text:p text:style-name="P6"><text:span text:style-name="T3"/></text:p>
      <text:p text:style-name="P6"><draw:frame draw:style-name="fr2" draw:name="images3" text:anchor-type="paragraph" svg:width="16.999cm" svg:height="7.537cm" draw:z-index="2"><draw:image xlink:href="Pictures/20000007000078B70000358A2A67717D.svm" xlink:type="simple" xlink:show="embed" xlink:actuate="onLoad"/></draw:frame><text:span text:style-name="T3"/></text:p>
      <text:p text:style-name="P6"><text:span text:style-name="T3"/></text:p>
      <text:p text:style-name="P6"><text:span text:style-name="T3">Le routeur est l'appareil gateway de notre réseau. Quand on essaie d'envoyer des données à un autre réseau, ces données passeront forcément par le routeur.</text:span></text:p>
      <text:p text:style-name="P6"><text:span text:style-name="T3"/></text:p>
      <text:p text:style-name="P6"><text:span text:style-name="T3">Dans le cas du switch, tous les appareils connectés devaient appartenir au même réseau, ici dans le cas du routeur, chaque port du routeur est connecté à un réseau différent.</text:span></text:p>
      <text:p text:style-name="P6"><text:span text:style-name="T3"/></text:p>
      <text:p text:style-name="P6"><text:span text:style-name="T3">Le routeur opère en layer 3 car prend uniquement en compte les adresses IP de destination.</text:span></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1"><text:soft-page-break/><text:span text:style-name="T3">HOW THE INFORMATION FLOWS</text:span></text:p>
      <text:p text:style-name="P1"><text:span text:style-name="T3"/></text:p>
      <text:p text:style-name="P6"><text:span text:style-name="T3"/></text:p>
      <text:p text:style-name="P6"><text:span text:style-name="T3">Maintenant qu'on a toutes ces informations des vidéos CCNA, voyons comment les informations transitent dans un réseau.</text:span></text:p>
      <text:p text:style-name="P6"><text:span text:style-name="T3"/></text:p>
      <text:p text:style-name="P3"><text:span text:style-name="T3">En local</text:span></text:p>
      <text:p text:style-name="P6"><text:span text:style-name="T3"/></text:p>
      <text:p text:style-name="P6"><draw:frame draw:style-name="fr3" draw:name="images4" text:anchor-type="paragraph" svg:width="14.3cm" svg:height="12.25cm" draw:z-index="3"><draw:image xlink:href="Pictures/2000000700005F310000518D9A65CA66.svm" xlink:type="simple" xlink:show="embed" xlink:actuate="onLoad"/></draw:frame><text:span text:style-name="T3"/></text:p>
      <text:p text:style-name="P6"><text:span text:style-name="T3"/></text:p>
      <text:p text:style-name="P6"><text:span text:style-name="T3">Imaginons que l'ordinateur ayant l'adresse IP locale 10.1.1.10 veuille envoyer des données à l'ordinateur ayant l'adresse IP 10.1.1.11.</text:span></text:p>
      <text:p text:style-name="P6"><text:span text:style-name="T3"/></text:p>
      <text:p text:style-name="P6"><text:span text:style-name="T3">On sait qu'en réseau local et en ethernet, les données ne sont transmises qu'entre adresses MAC. L'ordinateur 10.1.1.10 connaît son adresse IP, l'adresse IP de destination, son adresse MAC, mais ne connaît pas l'adresse MAC de destination :</text:span></text:p>
      <text:p text:style-name="P6"><text:span text:style-name="T3"/></text:p>
      <text:p text:style-name="P6"><draw:frame draw:style-name="fr1" draw:name="images5" text:anchor-type="paragraph" svg:width="13.414cm" svg:height="2.409cm" draw:z-index="4"><draw:image xlink:href="Pictures/2000000700003467000009699A50FA89.svm" xlink:type="simple" xlink:show="embed" xlink:actuate="onLoad"/></draw:frame><text:span text:style-name="T3"/></text:p>
      <text:p text:style-name="P6"><text:span text:style-name="T3">Il lui manque cette information pour construire correctement la frame de son paquet, puis l'envoyer. Pour obtenir l'information manquante, l'ordinateur source va utiliser ARP (Address Resolution Protocol). Dans sa requête ARP, il inclut l'adresse IP de destination (10.1.1.11), et demande à l'ordinateur disposant de cette IP de destination de se manifester en communiquant son adresse </text:span><text:soft-page-break/><text:span text:style-name="T3">MAC.</text:span></text:p>
      <text:p text:style-name="P6"><text:span text:style-name="T3"/></text:p>
      <text:p text:style-name="P6"><text:span text:style-name="T3">L'ordinateur source envoie son paquet ARP au switch, qui diffuse le paquet ARP à tous les ordinateurs du réseau qui y sont connectés.</text:span></text:p>
      <text:p text:style-name="P6"><text:span text:style-name="T3"/></text:p>
      <text:p text:style-name="P6"><text:span text:style-name="T3">Les ordinateurs qui ne sont pas concernés car n'ayant pas l'adresse IP de destination lâchent le paquet (</text:span><text:span text:style-name="T1">drop</text:span><text:span text:style-name="T3">), mais l'ordinateur concerné répond au switch en lui indiquant son adresse MAC. Le switch sait que la requête ARP venait de l'ordinateur 10.1.1.10, et lui transmet donc la réponse.</text:span></text:p>
      <text:p text:style-name="P6"><text:span text:style-name="T3"/></text:p>
      <text:p text:style-name="P6"><text:span text:style-name="T3">Désormais, l'ordinateur 10.1.1.10 connaît l'adresse MAC de son ordinateur de destination, et dispose de toutes les informations nécessaires pour construire son paquet. Il choisit donc son mode de transport (UDP / TCP) + précise le port source / destination (layer 4), ajoute l'adresse source et destination (layer 3), ajoute l'adresse MAC source et destination (layer 2). Le paquet est construit, et est envoyé au switch.</text:span></text:p>
      <text:p text:style-name="P6"><text:span text:style-name="T3"/></text:p>
      <text:p text:style-name="P6"><text:span text:style-name="T3">Le switch examine les informations layer 2, et comprend que le paquet est à destination de l'ordinateur ayant l'adresse MAC xxxx:xxxx:xxxx:2222 : il peut l'envoyer précisément à cet ordinateur, car il sait que tel ordinateur connecté à tel port du switch a cette adresse MAC (CAM table).</text:span></text:p>
      <text:p text:style-name="P6"><text:span text:style-name="T3"/></text:p>
      <text:p text:style-name="P4"><text:span text:style-name="T3">Transmission complete</text:span><text:span text:style-name="T4">.</text:span></text:p>
      <text:p text:style-name="P4"><text:span text:style-name="T4"/></text:p>
      <text:p text:style-name="P4"><text:span text:style-name="T4"/></text:p>
      <text:p text:style-name="P2"><text:span text:style-name="T4">Not in the same network</text:span></text:p>
      <text:p text:style-name="P4"><text:span text:style-name="T4"/></text:p>
      <text:p text:style-name="P4"><draw:frame draw:style-name="fr2" draw:name="images6" text:anchor-type="paragraph" svg:width="16.999cm" svg:height="12.231cm" draw:z-index="5"><draw:image xlink:href="Pictures/20000007000070C30000512386D27005.svm" xlink:type="simple" xlink:show="embed" xlink:actuate="onLoad"/></draw:frame><text:span text:style-name="T4"/></text:p>
      <text:p text:style-name="P4"><text:span text:style-name="T4"/></text:p>
      <text:p text:style-name="P4"><text:soft-page-break/><text:span text:style-name="T4">Imaginons maintenant que l'ordinateur 10.1.1.10 /24 veuille envoyer des données à l'ordinateur 30.1.1.1.</text:span></text:p>
      <text:p text:style-name="P4"><text:span text:style-name="T4"/></text:p>
      <text:p text:style-name="P4"><text:span text:style-name="T4">L'ordinateur, dès qu'il lit l'adresse IP de destination, s'aperçoit que celle-ci n'est pas dans le même local subnet (on est en /24). Il va donc falloir que les données soient envoyées au gateway, c'est-à-dire au routeur.</text:span></text:p>
      <text:p text:style-name="P4"><text:span text:style-name="T4"/></text:p>
      <text:p text:style-name="P4"><text:span text:style-name="T4">L'ordinateur connaît l'adresse IP du </text:span><text:span text:style-name="T2">default gateway</text:span><text:span text:style-name="T4">, c'est configuré dès le début. Il sait donc qu'il faudra qu'il envoie ses données à destination de 30.1.1.1 dans un premier temps à son gateway 10.1.1.255. Il construit son paquet avec les adresses IP source, destination, ainsi que les adresses MAC source, destination (s'il ne connaît pas l'adresse MAC du routeur, il envoie comme d'habitude une requête ARP pour la récupérer).</text:span></text:p>
      <text:p text:style-name="P4"><text:span text:style-name="T4"/></text:p>
      <text:p text:style-name="P4"><text:span text:style-name="T4">Le paquet est ensuite envoyé à la switch, qui le transmet au routeur grâce à sa MAC address de destination.</text:span></text:p>
      <text:p text:style-name="P4"><text:span text:style-name="T4"/></text:p>
      <text:p text:style-name="P4"><text:span text:style-name="T4">Le routeur récupère le paquet, et examine la couche 3 contenant l'adresse IP de destination, 30.1.1.1, qu'il récupère. Le routeur détermine si 30.1.1.1 est directement connecté à lui ; dans ce cas, non, 30.1.1.1 ne fait partie d'aucun réseau auquel le routeur est directement rattaché (il n'est que rattaché au réseau 10.1.1.x /24).</text:span></text:p>
      <text:p text:style-name="P4"><text:span text:style-name="T4"/></text:p>
      <text:p text:style-name="P4"><text:span text:style-name="T4">Il va donc observer sa </text:span><text:span text:style-name="T2">routing table</text:span><text:span text:style-name="T4">. On verra ensuite comment le routing fonctionne, mais en gros, la routing table de 20.1.1.1 l'informe que tout paquet à destination de du réseau 30.1.1.x doit être transmis au routeur 20.1.1.2, qui est directement rattaché à ce réseau local.</text:span></text:p>
      <text:p text:style-name="P4"><text:span text:style-name="T4"/></text:p>
      <text:p text:style-name="P4"><text:span text:style-name="T4">Donc le routeur source met à jour la MAC address source (lui-même), et la MAC address destination (le routeur 20.1.1.2), pour envoyer le paquet au routeur directement rattaché au réseau de l'adresse IP de destination.</text:span></text:p>
      <text:p text:style-name="P4"><text:span text:style-name="T4"/></text:p>
      <text:p text:style-name="P4"><text:span text:style-name="T4">Le routeur 20.1.1.2 examine la couche 3 du paquet qui lui est transmis, et s'aperçoit que l'adresse IP de destination fait partie d'un réseau directement rattaché à lui. Il update donc l'adresse MAC source (DDDD), l'adresse MAC destination (4444, si besoin on la récupère via requête ARP), puis est ensuite capable d'envoyer le paquet à 30.1.1.1, qui strip toutes les couches (2,3,4,5,6,7) pour reconstruire le message original.</text:span></text:p>
      <text:p text:style-name="P4"><text:span text:style-name="T4"/></text:p>
      <text:p text:style-name="P4"><text:span text:style-name="T4"/></text:p>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7M13S</meta:editing-duration>
    <meta:editing-cycles>3</meta:editing-cycles>
    <meta:generator>OpenOffice/4.1.5$Win32 OpenOffice.org_project/415m1$Build-9789</meta:generator>
    <dc:date>2020-11-29T13:14:59.20</dc:date>
    <meta:document-statistic meta:table-count="0" meta:image-count="6" meta:object-count="0" meta:page-count="5" meta:paragraph-count="36" meta:word-count="1081" meta:character-count="6667"/>
    <meta:user-defined meta:name="Info 1"/>
    <meta:user-defined meta:name="Info 2"/>
    <meta:user-defined meta:name="Info 3"/>
    <meta:user-defined meta:name="Info 4"/>
  </office:meta>
</office:document-meta>
</file>